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3.4839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3.2409in"/>
    </style:style>
    <style:style style:name="co10" style:family="table-column">
      <style:table-column-properties fo:break-before="auto" style:column-width="4.3634in"/>
    </style:style>
    <style:style style:name="co11" style:family="table-column">
      <style:table-column-properties fo:break-before="auto" style:column-width="5.9929in"/>
    </style:style>
    <style:style style:name="co12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72f"/>
    </style:style>
    <style:style style:name="ce12" style:family="table-cell" style:parent-style-name="Default" style:data-style-name="N99">
      <style:table-cell-properties fo:background-color="#ff972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7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808080" fo:border="0.06pt solid #000000"/>
    </style:style>
    <style:style style:name="ce18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background-color="#ff972f" fo:border="0.06pt solid #000000"/>
    </style:style>
    <style:style style:name="ce20" style:family="table-cell" style:parent-style-name="Default">
      <style:table-cell-properties fo:background-color="#81d41a" fo:border="0.06pt solid #000000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now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1 year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Duration</text:p>
          </table:table-cell>
          <table:table-cell table:style-name="ce8" office:value-type="string" calcext:value-type="string">
            <text:p>4 yea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ccount</text:p>
          </table:table-cell>
          <table:table-cell office:value-type="string" calcext:value-type="string">
            <text:p>Minted + decimals</text:p>
          </table:table-cell>
          <table:table-cell office:value-type="string" calcext:value-type="string">
            <text:p>Minted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contract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0xBC5b552641e5d203f0a6C230aA9dC14DA7450053</text:p>
          </table:table-cell>
          <table:table-cell table:style-name="ce2" office:value-type="float" office:value="7.375E+025" calcext:value-type="float">
            <text:p>7.375E+025</text:p>
          </table:table-cell>
          <table:table-cell table:formula="of:=[.D5]/10^18" office:value-type="float" office:value="73750000" calcext:value-type="float">
            <text:p>73750000</text:p>
          </table:table-cell>
          <table:table-cell table:formula="of:=[.E5]*3" office:value-type="float" office:value="221250000" calcext:value-type="float">
            <text:p>221250000</text:p>
          </table:table-cell>
          <table:table-cell/>
          <table:table-cell table:style-name="ce5" table:formula="of:=SUM([.E5:.G5])" office:value-type="float" office:value="295000000" calcext:value-type="float">
            <text:p>295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7932810A66FEdc6c72a2578Fc83F44521832DEC2</text:p>
          </table:table-cell>
          <table:table-cell table:style-name="ce2" office:value-type="float" office:value="3.375E+025" calcext:value-type="float">
            <text:p>3.375E+025</text:p>
          </table:table-cell>
          <table:table-cell table:formula="of:=[.D6]/10^18" office:value-type="float" office:value="33750000" calcext:value-type="float">
            <text:p>33750000</text:p>
          </table:table-cell>
          <table:table-cell table:formula="of:=[.E6]*3" office:value-type="float" office:value="101250000" calcext:value-type="float">
            <text:p>101250000</text:p>
          </table:table-cell>
          <table:table-cell/>
          <table:table-cell table:style-name="ce5" table:formula="of:=SUM([.E6:.G6])" office:value-type="float" office:value="135000000" calcext:value-type="float">
            <text:p>135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187089B33E5812310Ed32A57F53B3fAD0383a19D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7]/10^18" office:value-type="float" office:value="2500000" calcext:value-type="float">
            <text:p>2500000</text:p>
          </table:table-cell>
          <table:table-cell table:formula="of:=[.E7]*3" office:value-type="float" office:value="7500000" calcext:value-type="float">
            <text:p>7500000</text:p>
          </table:table-cell>
          <table:table-cell/>
          <table:table-cell table:style-name="ce5" table:formula="of:=SUM([.E7:.G7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ced608aa29bb92185d9b6340adcbfa263dae075b</text:p>
          </table:table-cell>
          <table:table-cell table:style-name="ce2" office:value-type="float" office:value="1.25E+025" calcext:value-type="float">
            <text:p>1.25E+025</text:p>
          </table:table-cell>
          <table:table-cell table:formula="of:=[.D8]/10^18" office:value-type="float" office:value="12500000" calcext:value-type="float">
            <text:p>12500000</text:p>
          </table:table-cell>
          <table:table-cell table:formula="of:=[.E8]*3" office:value-type="float" office:value="37500000" calcext:value-type="float">
            <text:p>37500000</text:p>
          </table:table-cell>
          <table:table-cell/>
          <table:table-cell table:style-name="ce5" table:formula="of:=SUM([.E8:.G8])"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775aF9b7c214Fe8792aB5f5da61a8708591d517E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9]/10^18" office:value-type="float" office:value="2500000" calcext:value-type="float">
            <text:p>2500000</text:p>
          </table:table-cell>
          <table:table-cell table:formula="of:=[.E9]*3" office:value-type="float" office:value="7500000" calcext:value-type="float">
            <text:p>7500000</text:p>
          </table:table-cell>
          <table:table-cell/>
          <table:table-cell table:style-name="ce5" table:formula="of:=SUM([.E9:.G9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d26a3F686D43f2A62BA9eaE2ff77e9f516d945B9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10]/10^18" office:value-type="float" office:value="2500000" calcext:value-type="float">
            <text:p>2500000</text:p>
          </table:table-cell>
          <table:table-cell table:formula="of:=[.E10]*3" office:value-type="float" office:value="7500000" calcext:value-type="float">
            <text:p>7500000</text:p>
          </table:table-cell>
          <table:table-cell/>
          <table:table-cell table:style-name="ce5" table:formula="of:=SUM([.E10:.G10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b4C3A698874B625DF289E97f718206701c1F4c0f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11]/10^18" office:value-type="float" office:value="2500000" calcext:value-type="float">
            <text:p>2500000</text:p>
          </table:table-cell>
          <table:table-cell table:formula="of:=[.E11]*3" office:value-type="float" office:value="7500000" calcext:value-type="float">
            <text:p>7500000</text:p>
          </table:table-cell>
          <table:table-cell/>
          <table:table-cell table:style-name="ce5" table:formula="of:=SUM([.E11:.G11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6094Fb01F02BB47db10DD7c61c4320fd185D27f3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12]/10^18" office:value-type="float" office:value="2500000" calcext:value-type="float">
            <text:p>2500000</text:p>
          </table:table-cell>
          <table:table-cell table:formula="of:=[.E12]*3" office:value-type="float" office:value="7500000" calcext:value-type="float">
            <text:p>7500000</text:p>
          </table:table-cell>
          <table:table-cell/>
          <table:table-cell table:style-name="ce5" table:formula="of:=SUM([.E12:.G12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7715963f334fc9e593fb938198A1976F08e95DAa</text:p>
          </table:table-cell>
          <table:table-cell table:style-name="ce2" office:value-type="float" office:value="1.25E+025" calcext:value-type="float">
            <text:p>1.25E+025</text:p>
          </table:table-cell>
          <table:table-cell table:formula="of:=[.D13]/10^18" office:value-type="float" office:value="12500000" calcext:value-type="float">
            <text:p>12500000</text:p>
          </table:table-cell>
          <table:table-cell table:formula="of:=[.E13]*3" office:value-type="float" office:value="37500000" calcext:value-type="float">
            <text:p>37500000</text:p>
          </table:table-cell>
          <table:table-cell/>
          <table:table-cell table:style-name="ce5" table:formula="of:=SUM([.E13:.G13])"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36f94ceD6Ec251c5608180BEfD01332Ef0A6A521</text:p>
          </table:table-cell>
          <table:table-cell table:style-name="ce2" office:value-type="float" office:value="2.5E+024" calcext:value-type="float">
            <text:p>2.5E+024</text:p>
          </table:table-cell>
          <table:table-cell table:formula="of:=[.D14]/10^18" office:value-type="float" office:value="2500000" calcext:value-type="float">
            <text:p>2500000</text:p>
          </table:table-cell>
          <table:table-cell table:formula="of:=[.E14]*3" office:value-type="float" office:value="7500000" calcext:value-type="float">
            <text:p>7500000</text:p>
          </table:table-cell>
          <table:table-cell/>
          <table:table-cell table:style-name="ce5" table:formula="of:=SUM([.E14:.G14])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573e05d9650836bB85CF26A4BD6C1b8eF7E99be</text:p>
          </table:table-cell>
          <table:table-cell table:style-name="ce2" office:value-type="float" office:value="1.025E+026" calcext:value-type="float">
            <text:p>1.025E+026</text:p>
          </table:table-cell>
          <table:table-cell table:formula="of:=[.D15]/10^18" office:value-type="float" office:value="102500000" calcext:value-type="float">
            <text:p>102500000</text:p>
          </table:table-cell>
          <table:table-cell table:formula="of:=[.E15]*3" office:value-type="float" office:value="307500000" calcext:value-type="float">
            <text:p>307500000</text:p>
          </table:table-cell>
          <table:table-cell/>
          <table:table-cell table:style-name="ce5" table:formula="of:=SUM([.E15:.G15])" office:value-type="float" office:value="410000000" calcext:value-type="float">
            <text:p>4100000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dmin</text:p>
          </table:table-cell>
          <table:table-cell table:style-name="ce3" office:value-type="string" calcext:value-type="string">
            <text:p>Fraktal DAO</text:p>
          </table:table-cell>
          <table:table-cell table:style-name="ce3"/>
          <table:table-cell table:formula="of:=SUM([.E5:.E15])" office:value-type="float" office:value="250000000" calcext:value-type="float">
            <text:p>250000000</text:p>
          </table:table-cell>
          <table:table-cell table:formula="of:=SUM([.F5:.F15])" office:value-type="float" office:value="750000000" calcext:value-type="float">
            <text:p>750000000</text:p>
          </table:table-cell>
          <table:table-cell/>
          <table:table-cell table:style-name="ce6" table:formula="of:=SUM([.H5:.H15])" office:value-type="float" office:value="1000000000" calcext:value-type="float">
            <text:p>1000000000</text:p>
          </table:table-cell>
          <table:table-cell table:style-name="ce7" office:value-type="string" calcext:value-type="string">
            <text:p>TOTAL AMOUNT</text:p>
          </table:table-cell>
        </table:table-row>
        <table:table-row table:style-name="ro1">
          <table:table-cell/>
          <table:table-cell office:value-type="string" calcext:value-type="string">
            <text:p>rinkeby DAO</text:p>
          </table:table-cell>
          <table:table-cell office:value-type="string" calcext:value-type="string">
            <text:p>0x721c1016044a7bd95332601bcbcf889f958be5b2</text:p>
          </table:table-cell>
          <table:table-cell table:number-columns-repeated="4"/>
          <table:table-cell office:value-type="string" calcext:value-type="string">
            <text:p>+10**18 <text:s text:c="3"/>&gt;</text:p>
          </table:table-cell>
          <table:table-cell table:formula="of:=[.H16]*10^18" office:value-type="float" office:value="1E+027" calcext:value-type="float">
            <text:p>1E+027</text:p>
          </table:table-cell>
        </table:table-row>
        <table:table-row table:style-name="ro1">
          <table:table-cell/>
          <table:table-cell office:value-type="string" calcext:value-type="string">
            <text:p>rinkeby FRAK</text:p>
          </table:table-cell>
          <table:table-cell office:value-type="string" calcext:value-type="string">
            <text:p>0xf98d34e980ee76578044f07d137591ccdb68ffb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cimals 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supply </text:p>
          </table:table-cell>
          <table:table-cell table:style-name="ce2" office:value-type="float" office:value="10000000000" calcext:value-type="float">
            <text:p>10000000000</text:p>
          </table:table-cell>
          <table:table-cell table:style-name="ce11" office:value-type="string" calcext:value-type="string">
            <text:p>Is 10%?</text:p>
          </table:table-cell>
          <table:table-cell table:style-name="ce12" table:formula="of:=([.C20]/10=[.H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table table:name="How to" table:style-name="ta1">
        <office:forms form:automatic-focus="false" form:apply-design-mode="false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Default"/>
        <table:table-row table:style-name="ro1">
          <table:table-cell table:style-name="ce17" office:value-type="string" calcext:value-type="string">
            <text:p>Steps</text:p>
          </table:table-cell>
          <table:table-cell table:style-name="ce17" office:value-type="string" calcext:value-type="string">
            <text:p>What to do</text:p>
          </table:table-cell>
          <table:table-cell table:style-name="ce17" office:value-type="string" calcext:value-type="string">
            <text:p>Explanation</text:p>
          </table:table-cell>
          <table:table-cell office:value-type="string" calcext:value-type="string">
            <text:p>infura id</text:p>
          </table:table-cell>
        </table:table-row>
        <table:table-row table:style-name="ro3">
          <table:table-cell table:style-name="ce18" office:value-type="string" calcext:value-type="string">
            <text:p>Connect infura node</text:p>
          </table:table-cell>
          <table:table-cell table:style-name="ce21" office:value-type="string" calcext:value-type="string">
            <text:p>export WEB3_INFURA_PROJECT_ID=YourProjectID</text:p>
          </table:table-cell>
          <table:table-cell table:style-name="ce18" office:value-type="string" calcext:value-type="string">
            <text:p>Reclace ‘YourProjectID’ or you can use mine, is to call a node to interact with the blockchain</text:p>
          </table:table-cell>
          <table:table-cell table:style-name="ce2" office:value-type="string" calcext:value-type="string">
            <text:p>1eb3ab620b5d481097a3cbe77c307154</text:p>
          </table:table-cell>
        </table:table-row>
        <table:table-row table:style-name="ro3">
          <table:table-cell table:style-name="ce18" office:value-type="string" calcext:value-type="string">
            <text:p>Connect etherscan user</text:p>
          </table:table-cell>
          <table:table-cell table:style-name="ce21" office:value-type="string" calcext:value-type="string">
            <text:p>export ETHERSCAN_TOKEN=your API token</text:p>
          </table:table-cell>
          <table:table-cell table:style-name="ce18"/>
          <table:table-cell table:style-name="ce2" office:value-type="string" calcext:value-type="string">
            <text:p>YKNN38FDMFTGCQJ85W34J7QDHRQ4D25M65</text:p>
          </table:table-cell>
        </table:table-row>
        <table:table-row table:style-name="ro1">
          <table:table-cell table:style-name="ce19" office:value-type="string" calcext:value-type="string">
            <text:p>import your account into brownie accounts module</text:p>
          </table:table-cell>
          <table:table-cell table:style-name="ce19" office:value-type="string" calcext:value-type="string">
            <text:p>brownie accounts new admin</text:p>
          </table:table-cell>
          <table:table-cell table:style-name="ce19" office:value-type="string" calcext:value-type="string">
            <text:p>Asks brownie to add an account</text:p>
          </table:table-cell>
          <table:table-cell/>
        </table:table-row>
        <table:table-row table:style-name="ro1">
          <table:table-cell table:style-name="ce19" office:value-type="string" calcext:value-type="string">
            <text:p>enter the account private key</text:p>
          </table:table-cell>
          <table:table-cell table:style-name="ce19" office:value-type="string" calcext:value-type="string">
            <text:p>private key</text:p>
          </table:table-cell>
          <table:table-cell table:style-name="ce19" office:value-type="string" calcext:value-type="string">
            <text:p>private key will be used in the env of brownie, will be encrypted with a password</text:p>
          </table:table-cell>
          <table:table-cell/>
        </table:table-row>
        <table:table-row table:style-name="ro1">
          <table:table-cell office:value-type="string" calcext:value-type="string">
            <text:p>launch deploy script </text:p>
          </table:table-cell>
          <table:table-cell office:value-type="string" calcext:value-type="string">
            <text:p>brownie run deploy –network rinkeby</text:p>
          </table:table-cell>
          <table:table-cell office:value-type="string" calcext:value-type="string">
            <text:p>it will require the admin passwo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 rinkeby we already have minted FRAK so this step is not 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 will create a vest for each beneficiary and assert the results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2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0:47:37.856242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7:14:06.590988077</meta:creation-date>
    <dc:date>2021-09-06T21:38:46.270023800</dc:date>
    <meta:editing-duration>PT5H36M3S</meta:editing-duration>
    <meta:editing-cycles>22</meta:editing-cycles>
    <meta:generator>LibreOffice/6.4.7.2$Linux_X86_64 LibreOffice_project/40$Build-2</meta:generator>
    <meta:document-statistic meta:table-count="2" meta:cell-count="107" meta:object-count="0"/>
  </office:meta>
</office:document-meta>
</file>